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801" officeooo:paragraph-rsid="00111801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Monospace" fo:font-size="10pt" fo:background-color="#333333" style:font-size-asian="10pt"/>
    </style:style>
    <style:style style:name="P3" style:family="paragraph" style:parent-style-name="Standard">
      <style:text-properties officeooo:rsid="00111801" officeooo:paragraph-rsid="00111801" fo:background-color="#333333"/>
    </style:style>
    <style:style style:name="P4" style:family="paragraph" style:parent-style-name="Standard" style:list-style-name="L1">
      <style:text-properties officeooo:rsid="00111801" officeooo:paragraph-rsid="00111801" fo:background-color="#333333"/>
    </style:style>
    <style:style style:name="P5" style:family="paragraph" style:parent-style-name="Standard" style:list-style-name="L1">
      <style:paragraph-properties fo:text-align="start" style:justify-single-word="false"/>
      <style:text-properties fo:background-color="#333333"/>
    </style:style>
    <style:style style:name="P6" style:family="paragraph" style:parent-style-name="Standard">
      <style:text-properties officeooo:rsid="001177e0" officeooo:paragraph-rsid="001177e0" fo:background-color="#333333"/>
    </style:style>
    <style:style style:name="P7" style:family="paragraph" style:parent-style-name="Standard">
      <style:text-properties officeooo:rsid="00111801" officeooo:paragraph-rsid="00111801" fo:background-color="transparent"/>
    </style:style>
    <style:style style:name="T1" style:family="text">
      <style:text-properties fo:color="#d9e8f7" style:font-name="Monospace" fo:font-size="10pt" style:font-size-asian="10pt"/>
    </style:style>
    <style:style style:name="T2" style:family="text">
      <style:text-properties fo:color="#17c6a3" style:font-name="Monospace" fo:font-size="10pt" style:font-size-asian="10pt"/>
    </style:style>
    <style:style style:name="T3" style:family="text">
      <style:text-properties fo:color="#17c6a3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aaaaaa" style:font-name="Monospace" fo:font-size="10pt" style:font-size-asian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177e0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o de application.properties </text:p>
      <text:p text:style-name="P3"/>
      <text:list xml:id="list1642160443" text:style-name="L1">
        <text:list-item>
          <text:p text:style-name="P4"><text:span text:style-name="T1">spring.datasource.url=</text:span><text:span text:style-name="T2">jdbc:mysql://</text:span><text:span text:style-name="T3">localhost</text:span><text:span text:style-name="T2">:3306/curso_alura</text:span></text:p>
        </text:list-item>
        <text:list-item>
          <text:p text:style-name="P5"><text:span text:style-name="T1">spring.datasource.username=</text:span><text:span text:style-name="T2">root</text:span></text:p>
        </text:list-item>
        <text:list-item>
          <text:p text:style-name="P5"><text:span text:style-name="T1">spring.datasource.password=</text:span><text:span text:style-name="T2">690719gi</text:span></text:p>
        </text:list-item>
        <text:list-item>
          <text:p text:style-name="P2"/>
        </text:list-item>
        <text:list-item>
          <text:p text:style-name="P5"><text:span text:style-name="T1">spring.datasource.testWhileIdle=</text:span><text:span text:style-name="T2">true</text:span></text:p>
        </text:list-item>
        <text:list-item>
          <text:p text:style-name="P5"><text:span text:style-name="T1">spring.datasource.validationQuery=</text:span><text:span text:style-name="T2">select</text:span></text:p>
        </text:list-item>
        <text:list-item>
          <text:p text:style-name="P2"/>
        </text:list-item>
        <text:list-item>
          <text:p text:style-name="P2"/>
        </text:list-item>
        <text:list-item>
          <text:p text:style-name="P5"><text:span text:style-name="T1">spring.jpa.show-sql=</text:span><text:span text:style-name="T2">false</text:span></text:p>
        </text:list-item>
        <text:list-item>
          <text:p text:style-name="P5"><text:span text:style-name="T1">spring.jpa.hibernate.ddl-auto=</text:span><text:span text:style-name="T2">update</text:span></text:p>
        </text:list-item>
        <text:list-item>
          <text:p text:style-name="P5"><text:span text:style-name="T1">spring.jpa.hibernate.naming-strategy=</text:span><text:span text:style-name="T2">org.hibernate.cfg.ImproveNamingStrategy</text:span></text:p>
        </text:list-item>
        <text:list-item>
          <text:p text:style-name="P5"><text:span text:style-name="T1">spring.jpa.properties.hibernate.dialect</text:span><text:span text:style-name="T4"> </text:span><text:span text:style-name="T1">=</text:span><text:span text:style-name="T4"> </text:span><text:span text:style-name="T2">org.hibernate.dialect.MySQL8Dialect</text:span></text:p>
        </text:list-item>
      </text:list>
      <text:p text:style-name="P3"/>
      <text:p text:style-name="P7">Linha 1 a 6 configuracão de datasource </text:p>
      <text:p text:style-name="P7"/>
      <text:p text:style-name="P7">Linha 1 – config da url do database </text:p>
      <text:p text:style-name="P7">Linha 2 e 3 – usuario e senha do banco </text:p>
      <text:p text:style-name="P7"/>
      <text:p text:style-name="P3"><text:span text:style-name="T5">Linha 5 e 6 – Linhas que vão fazer os testes nas linhas 1, 2 e 3 para ver se tá tudo certinho</text:span></text:p>
      <text:p text:style-name="P3"><text:span text:style-name="T5"/></text:p>
      <text:p text:style-name="P3"><text:span text:style-name="T5">Antigamente teriamos linha para o driver do mysql porem com as atualizacões isso não é mais necessario </text:span></text:p>
      <text:p text:style-name="P3"><text:span text:style-name="T5"/></text:p>
      <text:p text:style-name="P3"><text:span text:style-name="T5">Linha 9 – abilita ou desabilita a vizualicão das querys <text:s/>no console </text:span></text:p>
      <text:p text:style-name="P3"><text:span text:style-name="T5">Linha 10 – como q vai funcionar as mudancas na tabela </text:span></text:p>
      <text:p text:style-name="P3"><text:span text:style-name="T5">Linha 11 – é para mudar a estrategia de nomes por exemplo se colocarmos o nome de uma tabela como tabelaBanco la vai ficar como tabela_banco, já q essa é a padronizacão </text:span><text:span text:style-name="T6">de nomeclatura dos bancos </text:span></text:p>
      <text:p text:style-name="P6"><text:span text:style-name="T6">L</text:span><text:span text:style-name="T5">inha 12 – configura o dialeto do banco de dados q eu estou utilizando. 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6:57:57.067902309</meta:creation-date>
    <dc:date>2022-02-23T23:35:07.698293172</dc:date>
    <meta:editing-duration>PT26M50S</meta:editing-duration>
    <meta:editing-cycles>1</meta:editing-cycles>
    <meta:document-statistic meta:table-count="0" meta:image-count="0" meta:object-count="0" meta:page-count="1" meta:paragraph-count="22" meta:word-count="157" meta:character-count="1177" meta:non-whitespace-character-count="1034"/>
    <meta:generator>LibreOffice/6.4.7.2$Linux_X86_64 LibreOffice_project/40$Build-2</meta:generator>
  </office:meta>
</office:document-meta>
</file>